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ATTACKS EXISTENTIAL FORGERY AND RSA PADDING</text:p>
      <text:p text:style-name="P1"/>
      <text:p text:style-name="P1">O RSA permite que um invasor dado um texto cifrado procure o texto simples</text:p>
      <text:p text:style-name="P1">correspondente, ou seja, o texto puro e com isso também leva à análise de tráfego.</text:p>
      <text:p text:style-name="P1">Com essa técnica é possível distinguir se a mesma mensagem criptografada é</text:p>
      <text:p text:style-name="P1">enviada e quando a mensagem é alterada. Isso poderia revelar informações. Por</text:p>
      <text:p text:style-name="P1">exemplo, se um hacker ficar parado e esperando os dados, e assim finalmente</text:p>
      <text:p text:style-name="P1">atacar ele saberá que algo mudou e isso funciona da seguinte forma;</text:p>
      <text:p text:style-name="P1">Ataque de raiz eth: Para mensagens curtas m e low e (por exemplo, e = 3), pode</text:p>
      <text:p text:style-name="P1">acontecer que eu &amp;lt;n para que o texto cifrado c = me e, em seguida, é possível</text:p>
      <text:p text:style-name="P1">programar a função de descriptografia como extração de raiz e-th.</text:p>
      <text:p text:style-name="P1">Este ataque tem extensões para log2 (m) um pouco acima de log2 (n) / e.</text:p>
      <text:p text:style-name="P1">Ataque Broadcast: Quando a mesma mensagem é enviada criptografada para pelo</text:p>
      <text:p text:style-name="P1">menos e correspondentes diferentes, ela pode (podemos usar alta probabilidade)</text:p>
      <text:p text:style-name="P1">e com isso ser recuperada sem conhecer qualquer chave privada.</text:p>
      <text:p text:style-name="P1">Conheça no meio ataque; esta é uma melhoria do ataque que permite pesquisar</text:p>
      <text:p text:style-name="P1">texto simples mais rápido que a força bruta, ou seja, se a mensagem for assumida</text:p>
      <text:p text:style-name="P1">como gravável como m = a⋅b com max (a, b) ≤u e min (a, b) ≤v, o esforço é O (u).</text:p>
      <text:p text:style-name="P1">com a memória O (v) para a constante N.</text:p>
      <text:p text:style-name="P1">Um invasor pode combinar assinaturas para criar uma nova assinatura. Por exemplo</text:p>
      <text:p text:style-name="P1">- dada uma assinatura de 2 (isto é, 2dmodN) é possível criar uma assinatura para 4</text:p>
      <text:p text:style-name="P1">(2d⋅2d≡4dmodN). Por exemplo, Alice implementa um serviço de assinatura usando</text:p>
      <text:p text:style-name="P1">sua chave privada RSA. Em particular, qualquer um pode enviar uma mensagem</text:p>
      <text:p text:style-name="P1">para Alice, ela verifica o conteúdo da mensagem para ter certeza de que não há</text:p>
      <text:p text:style-name="P1">nada de ruim nela. Se a mensagem não for ruim, ela assina. Deixe mb ser uma</text:p>
      <text:p text:style-name="P1">mensagem ruim. Eve pode enviar kmb por alguma constante k para Alice. Como o</text:p>
      <text:p text:style-name="P1">kmb não é ruim, Alice vai assinar. Dando Eve (kmb) dmodN. Eve também pode obter</text:p>
      <text:p text:style-name="P1">uma assinatura válida para k de Alice já que não é ruim kdmodN. Usando esses</text:p>
      <text:p text:style-name="P1">dois, Eve agora pode obter uma assinatura válida para mb, algo que Alice nunca</text:p>
      <text:p text:style-name="P1">teria assinado antes, multiplicando o inverso da segunda assinatura.</text:p>
      <text:p text:style-name="P1">Eva conhece a assinatura de algumas mensagens; por exemplo. a assinatura de 0 é</text:p>
      <text:p text:style-name="P1">0, a assinatura de 1 é 1, a assinatura de n − 1 é n − 1, a assinatura de kemodN é k</text:p>
      <text:p text:style-name="P1">para 0 ≤ k &amp;lt;N. Isso poderia ser um incômodo por si só, ou poderia ajudar os ataques</text:p>
      <text:p text:style-name="P1">ao RSA, ou seja, grosso modo, a formatação impõe uma regra que permite à</text:p>
      <text:p text:style-name="P1">verificadora. Alice em nossos exemplos, distinguir entre mensagens válidas e</text:p>
      <text:p text:style-name="P1"/>
      <text:p text:style-name="P1">inválidas; isso é chamado de preenchimento, por exemplo, uma regra de formatação</text:p>
      <text:p text:style-name="P1">simples poderia especificar que todas as mensagens x têm 100 bits à direita com.</text:p>
      <text:p text:style-name="P1">o valor zero (ou qualquer outro padrão de bit específico). Se Oscar escolher os</text:p>
      <text:p text:style-name="P1">valores de assinatura s e calcular a “mensagem” se mod n, é extremamente</text:p>
      <text:p text:style-name="P1">improvável que x tenha este formato específico. Se precisarmos de um certo valor</text:p>
      <text:p text:style-name="P1">para os 100 bits finais, a chance de que x tenha esse formato é de 2 a 100, o que é</text:p>
      <text:p text:style-name="P1">consideravelmente menor do que ganhar qualquer loteria. O esquema de assinatura</text:p>
      <text:p text:style-name="P1">probabilística (RSA-PSS) é um esquema de assinatura baseado no sistema</text:p>
      <text:p text:style-name="P1">criptográfico RSA, ele combina assinatura e verificação com uma codificação da</text:p>
      <text:p text:style-name="P1">mensagem RSA Padding: o padrão de assinatura probabilística (PSS) e com isso o</text:p>
      <text:p text:style-name="P1">ataque acima pode ser evitado, permitindo apenas determinados formatos de</text:p>
      <text:p text:style-name="P1">mensagens. Outro ataque contra o esquema de assinatura RSA permite que um</text:p>
      <text:p text:style-name="P1">invasor gerasse uma assinatura válida para uma mensagem aleatória x, o ataque</text:p>
      <text:p text:style-name="P1">funciona da seguinte maneira: 268 10 Assinaturas Digitais. Ataque à falsificação</text:p>
      <text:p text:style-name="P1">existencial contra a assinatura digital da RSA Alice Oscar Bob kpr = d kpub = (n, e)</text:p>
      <text:p text:style-name="P1">(n, e) ← (n, e) ← 1. escolha assinatura: s∈Zn 2. compute message: x≡se mod n (x,</text:p>
      <text:p text:style-name="P1"><text:soft-page-break/>s) ← veriﬁcação: se ≡x mod n já que x = x = ⇒ assinatura inválida! O atacante se faz</text:p>
      <text:p text:style-name="P1">passar por Bob, ou seja, Oscar alega a Alice que ele é de fato Bob. O RSA é</text:p>
      <text:p text:style-name="P1">suscetível a ataques por textos em claro escolhido, esses ataques são Força Bruta,</text:p>
      <text:p text:style-name="P1">Ataques Matemáticos e Ataques Temporais.</text:p>
      <text:p text:style-name="P1">Força Bruta: significa tentar todas as combinações de chaves possíveis esses</text:p>
      <text:p text:style-name="P1">ataques de busca (ou força bruta) são os que não empregam nenhum esforço</text:p>
      <text:p text:style-name="P1">intelectual para descobrir a chave que decifra os dados. De posse do algoritmo, o</text:p>
      <text:p text:style-name="P1">atacante simplesmente tenta todas as combinações possíveis até quebrar a</text:p>
      <text:p text:style-name="P1">criptografia. Em muitos casos, especialmente quando se trata de chaves de</text:p>
      <text:p text:style-name="P1">comprimento longo, pode ser necessário muito poder de computação para que a</text:p>
      <text:p text:style-name="P1">chave seja descoberta em tempo hábil.</text:p>
      <text:p text:style-name="P1">Ataques Matemático: são três os ataques matemáticos: fatorar n em dois números</text:p>
      <text:p text:style-name="P1">primos, isto é, possibilita calcular f n = (p-1)(q1), e com isso determinar o valor de d =</text:p>
      <text:p text:style-name="P1">e-1 (mod f n) · Determinar f n diretamente, sem determinar p e q, permitindo</text:p>
      <text:p text:style-name="P1">novamente determinar o valor de d = e-1 (mod f n) · Determinar d sem descobrir f n</text:p>
      <text:p text:style-name="P1">outro jeito de atacar o RSA é achar uma técnica que calculo a enésima raiz mod n já</text:p>
      <text:p text:style-name="P1">que C = Me mod n, a enésima (eth) raiz de c mod n é a mensagem M. Entretanto</text:p>
      <text:p text:style-name="P1">não existe nenhum método conhecido para calcular isso, sem fatorar n.</text:p>
      <text:p text:style-name="P1"/>
      <text:p text:style-name="P1">Ataques Temporais: são baseados no tempo em que um sistema demora em</text:p>
      <text:p text:style-name="P1">processar uma mensagem. Prova-se que ataques temporais são possíveis baseados</text:p>
      <text:p text:style-name="P1">no tempo que o computador leva para decifrar as mensagens, já que o ataque leva</text:p>
      <text:p text:style-name="P1">em conta que os algoritmos normalmente não rodam em tempo fixo. Por exemplo,</text:p>
      <text:p text:style-name="P1">no algoritmo para calcular ab mod n, o hacker pode saber o primeiro bit para ter um</text:p>
      <text:p text:style-name="P1">padrão e para o algoritmo mais usado, e o cálculo quando bk é 1 é mais lento do</text:p>
      <text:p text:style-name="P1">que quando é 0. O ataque procede bit por bit que começa com o bit mais a esquerda</text:p>
      <text:p text:style-name="P1">de bk. Suponha que o primeiro bit de j é conhecido. Para um determinado texto</text:p>
      <text:p text:style-name="P1">cifrado, o ataque pode completar as primeiras repetições da volta de j. Se o bit for bj</text:p>
      <text:p text:style-name="P1">= 1 então d = (d x a) (mod n) será executado. Para alguns valores de a e d, a</text:p>
      <text:p text:style-name="P1">multiplicação modular estará extremamente lenta, e o hacker saberá que são estes</text:p>
      <text:p text:style-name="P1">os valores. Se o tempo observado para executar o algoritmo de decriptação quando</text:p>
      <text:p text:style-name="P1">esta repetição em particular estiver lenta com um bit, então é assumido que este bit</text:p>
      <text:p text:style-name="P1">é 1. Se vários tempos de execução observados para o algoritmo inteiro forem</text:p>
      <text:p text:style-name="P1">rápidos, então é assumido que este bit é 0.</text:p>
      <text:p text:style-name="P1"/>
      <text:p text:style-name="P1">Referência Bibliográfica</text:p>
      <text:p text:style-name="P1"/>
      <text:p text:style-name="P1">ALGORITHM ATTACKS EXISTENTIAL FORGERY AND RSA PADDING: Disponível em:</text:p>
      <text:p text:style-name="P1">https://crypto.stackexchange.com/questions/20085/which-attacks-are-possible-against-raw-textbook-</text:p>
      <text:p text:style-name="P1">rsa Acesso em: 31 maio. 2019</text:p>
      <text:p text:style-name="P1">CRIPTOGRAFIA ASSIMETRICA E ASSINATURA DIGITAL: Disponível em</text:p>
      <text:p text:style-name="P1">http://braghetto.eti.br/files/Trabalho%20Oficial%20Final%20RSA.pdf Acesso em: 31 maio. 2019</text:p>
      <text:p text:style-name="P1">CRIPTOGRAFIA DE CHAVE PÚBLICA DIFFIE-HELLMAN - MÁRCIO D&amp;#39;ÁVILA: Disponível em</text:p>
      <text:p text:style-name="P1">http://www.mhavila.com.br/aulas/seguranca/material/segredes04.pdf</text:p>
      <text:p text:style-name="P1">O SISTEMA CRIPTOGRÁFICO RSA: ATAQUES E VARIANTES - BIBLIOTECA DIGITAL: Disponível</text:p>
      <text:p text:style-name="P1">em https://bibliotecadigital.ipb.pt/bitstream/10198/7797/1/SistemaCriptogr%C3%A1ficoRSA.pdf.</text:p>
      <text:p text:style-name="P1">Acesso em: 31 maio.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00:09:58.662000000</meta:creation-date>
    <dc:date>2019-07-06T00:11:39.303000000</dc:date>
    <meta:editing-duration>PT1M53S</meta:editing-duration>
    <meta:editing-cycles>1</meta:editing-cycles>
    <meta:document-statistic meta:table-count="0" meta:image-count="0" meta:object-count="0" meta:page-count="2" meta:paragraph-count="94" meta:word-count="1192" meta:character-count="6948" meta:non-whitespace-character-count="5850"/>
    <meta:generator>LibreOffice/6.0.4.2$Windows_X86_64 LibreOffice_project/9b0d9b32d5dcda91d2f1a96dc04c645c450872bf</meta:generator>
  </office:meta>
</office:document-meta>
</file>